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653" officeooo:paragraph-rsid="001a1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_few earlystoopingafter 6 :</text:p>
      <text:p text:style-name="P1">tissue type whole</text:p>
      <text:p text:style-name="P1">dice mean <text:s text:c="2"/>[0.87277807]</text:p>
      <text:p text:style-name="P1">dice std <text:s text:c="3"/>[0.10101109]</text:p>
      <text:p text:style-name="P1">tissue type core</text:p>
      <text:p text:style-name="P1">dice mean <text:s text:c="2"/>[0.4451428]</text:p>
      <text:p text:style-name="P1">dice std <text:s text:c="3"/>[0.19867155]</text:p>
      <text:p text:style-name="P1">tissue type all</text:p>
      <text:p text:style-name="P1">tissue label [1, 2, 3, 4]</text:p>
      <text:p text:style-name="P1">dice mean <text:s text:c="2"/>[7.10187032e-02 2.18941811e-15 2.81957530e-14 4.00000000e-02]</text:p>
      <text:p text:style-name="P1">dice std <text:s text:c="3"/>[1.04278816e-01 2.09800185e-15 7.29564815e-14 1.95959179e-01]</text:p>
      <text:p text:style-name="P1"/>
      <text:p text:style-name="P1">model_few earlystoopingbest :</text:p>
      <text:p text:style-name="P1"/>
      <text:p text:style-name="P1">dice mean <text:s text:c="2"/>[0.87255874]</text:p>
      <text:p text:style-name="P1">dice std <text:s text:c="3"/>[0.10077185]</text:p>
      <text:p text:style-name="P1">tissue type core</text:p>
      <text:p text:style-name="P1">dice mean <text:s text:c="2"/>[0.45433505]</text:p>
      <text:p text:style-name="P1">dice std <text:s text:c="3"/>[0.20205547]</text:p>
      <text:p text:style-name="P1">tissue type all</text:p>
      <text:p text:style-name="P1">tissue label [1, 2, 3, 4]</text:p>
      <text:p text:style-name="P1">dice mean <text:s text:c="2"/>[7.49288732e-02 2.18941811e-15 2.81957530e-14 4.00000000e-02]</text:p>
      <text:p text:style-name="P1">dice std <text:s text:c="3"/>[1.13327361e-01 2.09800185e-15 7.29564815e-14 1.95959179e-01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27:46.760865844</meta:creation-date>
    <dc:date>2018-11-14T15:40:33.359650608</dc:date>
    <meta:editing-duration>PT1H12M4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82" meta:character-count="673" meta:non-whitespace-character-count="582"/>
  </office:meta>
</office:document-meta>
</file>